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master-page-name="Standard">
      <style:paragraph-properties fo:margin-top="0in" fo:margin-bottom="0in" loext:contextual-spacing="false" style:page-number="1"/>
    </style:style>
    <style:style style:name="T1" style:family="text">
      <style:text-properties fo:color="#1155cc"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Kantai Collection – KanColle</text:p>
      <text:p text:style-name="P1">Gandzia</text:p>
      <text:p text:style-name="P1"/>
      <text:p text:style-name="P1">Kiedyś chyba wspominałem, że Japończycy to dziwny naród. Z jakiegoś powodu na ich niewielkich wyspach rodzi się więcej dziwnych koncepcji niż gdzie indziej. Tylko w Japonii mógł powstać serial o małych dziewczynkach jeżdżących czołgami, czy gra o randkowaniu z gołębiami. Zatem pewnie nikogo nie zdziwi, że jeden z Azjatów wpadł nagle na pomysł stworzenia “KanColle”.</text:p>
      <text:p text:style-name="P1"/>
      <text:p text:style-name="P1">No dobrze, ale co to właściwie jest? “Kantai Collection”, znane również jako “KanColle”, to internetowa gra karciana, w której gracz jako admirał floty kolekcjonuje i zarządza działaniami okrętów z okresu drugiej wojny światowej, głównie japońskich, aczkolwiek twórcy wrzucili też kilka jednostek niemieckich i włoskich, a nawet pojedyncze okręty alianckie – z czego niektóre można zdobyć jedynie w czasie specjalnych eventów. Naszym przeciwnikiem jest tajemnicza Flota Otchłani, która zagraża morskim szlakom handlowym. Możliwe są również starcia z innymi graczami.</text:p>
      <text:p text:style-name="P1"/>
      <text:p text:style-name="P1">Oczywiście Japończycy nie byliby Japończykami, gdyby nie dodali od siebie jakiegoś “udziwiacza”. Nie wiem, co zażywali w czasie tworzenia koncepcji gry, ale musiało to być nielegalne, wymyślili bowiem, że okręty w “KanColle” będą miały postać… dziewczyn rodem z jakiegoś anime. Udowodniono nawet, że wyporność prawdziwego okrętu ma przełożenie na rozmiar, hm, walorów jego odpowiedniczki z gry… Również cięższe okręty Floty Otchłani mają tu postać panienek w wieku różnym, ale już wrogie niszczyciele wyglądają jak zmutowane orki, czy inne morskie stwory.</text:p>
      <text:p text:style-name="P1"/>
      <text:p text:style-name="P1">Jeśli zaakceptujemy koncepcję, że nasz lotniskowiec to urocza dziewoja, z którą chętnie umawialibyśmy się na randki, możemy przejść do właściwej rozgrywki. W czasie zabawy musimy dbać o surowce – paliwo, amunicję, metale i boksyt – które służą do budowy nowych okrętów oraz zaopatrywania i naprawy starych. Nasze dziewczyny możemy też modernizować – pod tym względem gra przypomina prostego RPGa, gdyż dobieramy im ekwipunek i zwiększamy ich statystyki. W czasie walki jednostki zdobywają doświadczenie i awansują na kolejne poziomy.</text:p>
      <text:p text:style-name="P1"/>
      <text:p text:style-name="P1">Naszą ekipę organizujemy w maksymalnie cztery floty, które wysyłamy na ekspedycje, gdzie pozyskujemy materiały, i na wyprawy, w czasie których toczymy bitwy z Flotą Otchłani. Wbrew pozorom, nie mamy wielkiego wpływu na przebieg starć. Nasza flota sama wybiera trasę, którą płynie (aczkolwiek tu możemy jeszcze coś zmienić, dobierając odpowiedni skład eskadry), a okręty same decydują, kogo atakować. Dużą rolę odgrywa tu generator liczb losowych, który wpływa praktycznie na wszystko. A ponieważ twórcy są złymi bestiami, nasze dziewczyny potrafią oddać całą serię niecelnych strzałów, a pancerniki z uporem godnym lepszej sprawy skupiają ogień na małych, uszkodzonych niszczycielach, nawet jeśli obok znajdują się znacznie groźniejsze jednostki, z którymi reszta floty sobie nie poradzi.</text:p>
      <text:p text:style-name="P1"/>
      <text:p text:style-name="P1">Jednak produkcja jest niesamowicie wręcz grywalna. Łatwo się w nią wciągnąć, ma prostą mechanikę i generalnie trudno przestać w nią grać. Jednocześnie nie jest zbytnio czasochłonna – wyprawy trwają tu góra pięć minut, w dodatku niektóre czynności, w tym naprawa uszkodzonych okrętów, zajmują dużo czasu. Możemy więc śmiało wyłączyć grę, zająć się czymś innym i wrócić dwie godziny później, by odebrać okręty ze stoczni i ruszyć na kolejną wyprawę… tylko po to, by nasz jedyny lotniskowiec oberwał torpedą i musiał spędzić kolejne dwie godziny na naprawie.</text:p>
      <text:p text:style-name="P1"/>
      <text:p text:style-name="P1">Strona techniczna prezentuje się znośnie. W tle gra typowa dla tego typu produkcji muzyczka, a grafika jest przyjemna dla oka. Na szczególną uwagę zasługują projekty postaci, które są klasą samą w sobie – i to niezależnie, czy mówimy o naszych okrętach, czy o jednostkach Floty Otchłani. W zasadzie każdy powinien znaleźć sobie jakąś ulubienicę.</text:p>
      <text:p text:style-name="P1"/>
      <text:p text:style-name="P1">Czy gra ma wady? Cóż, kto ich nie ma. Pierwsza wynika z faktu, że mamy do czynienia z darmową grą przeglądarkową. Oznacza to, że dużą rolę odgrywa tu farmienie zaopatrzenia i Wiader Natychmiastowej Naprawy, które skracają do zera czas potrzebny na przywrócenie jednej z dziewczyn do pełni zdrowia – kto musiał czekać cały dzień, aż Akagi zregeneruje swoje siły, ten wie, czemu to takie ważne. Poza tym, liczba okrętów, które możemy przygarnąć, jest ograniczona do stu. Limit ten można zwiększyć, wydając na to złoto, które z kolei kupujemy za prawdziwe pieniądze. Kolejną wadą, na szczęście niewielką, jest generator liczb losowych, o którym już wspominałem. Jednak ostatni minus “KanColle” może sprawić, że wielu graczy nawet nie spojrzy na tę grę. Mało tego, została popełniona celowo; osobiście uważam, że jest to jakaś forma zemsty Japończyków za Midway i dwie bomby atomowe zrzucone na ich kraj przez ludzi Zachodu.</text:p>
      <text:p text:style-name="P1"/>
      <text:p text:style-name="P1">Gra jest dostępna tylko w języku japońskim. Mało tego, proces rejestracji jest dość skomplikowany – a przynajmniej w większym stopniu, niż przyzwyczaiły nas do tego podobne produkcje z Europy czy Ameryki – i wymaga użycia specjalnych rozszerzeń do przeglądarki, przestawienia zegara systemowego na czas japoński i złożenia ofiary ze szczeniaczka. Na szczęście “KanColle” jest dość prostą grą, fanowska wiki w miarę jasno wyjaśnia, który przycisk odpowiada za jaką opcję i kiedy należy wycofać flotę, by nie zatonęła, a rozszerzenia znacznie ułatwiają zabawę, dając łatwy dostęp do większości ważnych informacji przetłumaczonych na język angielski.</text:p>
      <text:p text:style-name="P1"/>
      <text:p text:style-name="P1">A co, jeśli byście chcieli poznać świat “KanColle”, jednak rejestracja jest zbyt skomplikowana lub gry przeglądarkowe wywołują u was odruch wymiotny? Wtedy mam dla was ratunek w postaci anime na podstawie omawianej tu gry. Fabuła tego krótkiego, bo liczącego raptem dwanaście odcinków serialu toczy się wokół niszczyciela Fubuki, nowego nabytku floty Anonimowego Admirała. Z jej perspektywy poznajemy mieszkańców bazy marynarki wojennej (która, prawdę mówiąc, bardzo przypomina szkołę z internatem ze stereotypowego anime) i ich zmagania z Flotą Otchłani.</text:p>
      <text:p text:style-name="P1"/>
      <text:p text:style-name="P1">Główną zaletą serialu jest ciepły klimat, momentami bardzo podobny do tego, z jakim mieliśmy do czynienia w “Girls und Panzer”. W zasadzie to porównanie “Kantai Collection” z serią o czołgistkach w miniówach jest całkiem trafne, gdyż oba anime odznaczają się wyrazistymi postaciami, które łatwo jest polubić, oraz przyjemnym humorem, który w wypadku omawianej tu produkcji niekiedy wyśmiewa niektóre cechy gry. Na szczęście znajomość internetowej karcianki nie jest niezbędna, by w pełni cieszyć się serialem, najwyżej ominie was jedno czy dwa nawiązania. Wszystko to – humor, ciepły klimat i postacie – doprawiono przyjemną dla oka oprawą graficzną i świetną muzyką.</text:p>
      <text:p text:style-name="P1"/>
      <text:p text:style-name="P1"><text:soft-page-break/>Zatem jeśli szukacie miłej i przyjemnej gry przeglądarkowej, jesteście fanami wojen morskich, a bariera językowa i konieczność zabawy z rejestrowaniem się nie stanowi problemu, “Kantai Collection” to coś, czego potrzebujecie. Jeśli jednak dacie się pokonać japońskiej polityce wydawniczej lub poszukujecie nie gry, a anime w klimatach “Girls und Panzer”, “KanColle” również jest pozycją dla was. Tak czy inaczej, będziecie się świetnie bawić.</text:p>
      <text:p text:style-name="P1"/>
      <text:p text:style-name="P1"/>
      <text:p text:style-name="P1"/>
      <text:p text:style-name="P1"/>
      <text:p text:style-name="P1"/>
      <text:p text:style-name="P1"/>
      <text:p text:style-name="P1"/>
      <text:p text:style-name="P1"/>
      <text:p text:style-name="P1">Obrazki</text:p>
      <text:p text:style-name="P1"/>
      <text:p text:style-name="P1"><text:a xlink:type="simple" xlink:href="https://danbooru.donmai.us/data/__akagi_and_kaga_kantai_collection_drawn_by_nam_valckiry__6413606acd25871b8a858890b716c3e6.jpg" text:style-name="Internet_20_link" text:visited-style-name="Visited_20_Internet_20_Link"><text:span text:style-name="T1">https://danbooru.donmai.us/data/__akagi_and_kaga_kantai_collection_drawn_by_nam_valckiry__6413606acd25871b8a858890b716c3e6.jpg</text:span></text:a></text:p>
      <text:p text:style-name="P1">Źródło: <text:a xlink:type="simple" xlink:href="http://www.pixiv.net/member_illust.php?mode=medium&amp;illust_id=38340054" text:style-name="Internet_20_link" text:visited-style-name="Visited_20_Internet_20_Link"><text:span text:style-name="T1">http://www.pixiv.net/member_illust.php?mode=medium&amp;illust_id=38340054</text:span></text:a></text:p>
      <text:p text:style-name="P1">Alternatywne: <text:a xlink:type="simple" xlink:href="https://danbooru.donmai.us/posts/1522021?pool_id=9184" text:style-name="Internet_20_link" text:visited-style-name="Visited_20_Internet_20_Link"><text:span text:style-name="T1">https://danbooru.donmai.us/posts/1522021?pool_id=9184</text:span></text:a></text:p>
      <text:p text:style-name="P1"/>
      <text:p text:style-name="P1">generalnie, to obrazki z gry ciężko znaleźć, bo gierka nie lubi się z dużymi rozdzielczościami, na ktorych wygląda tak</text:p>
      <text:p text:style-name="P1"><text:a xlink:type="simple" xlink:href="https://i.ytimg.com/vi/w2i5Zkka_FM/maxresdefault.jpg" text:style-name="Internet_20_link" text:visited-style-name="Visited_20_Internet_20_Link"><text:span text:style-name="T1">https://i.ytimg.com/vi/w2i5Zkka_FM/maxresdefault.jpg</text:span></text:a></text:p>
      <text:p text:style-name="P1">Źródło: ten oto film na YT, tako rzecze google grafika <text:a xlink:type="simple" xlink:href="https://www.youtube.com/watch?v=w2i5Zkka_FM" text:style-name="Internet_20_link" text:visited-style-name="Visited_20_Internet_20_Link"><text:span text:style-name="T1">https://www.youtube.com/watch?v=w2i5Zkka_FM</text:span></text:a></text:p>
      <text:p text:style-name="P1"/>
      <text:p text:style-name="P1">Boże, dzięki Ci za bronies ponifikujących wszystko, co ma więcej niż trzech fanów na krzyż</text:p>
      <text:p text:style-name="P1"><text:a xlink:type="simple" xlink:href="https://derpicdn.net/img/view/2016/2/14/1087610__safe_solo_applejack_clothes_socks_striped+socks_artist-colon-ncmares_kantai+collection_shimakaze_applekaze.jpg" text:style-name="Internet_20_link" text:visited-style-name="Visited_20_Internet_20_Link"><text:span text:style-name="T1">https://derpicdn.net/img/view/2016/2/14/1087610__safe_solo_applejack_clothes_socks_striped+socks_artist-colon-ncmares_kantai+collection_shimakaze_applekaze.jpg</text:span></text:a></text:p>
      <text:p text:style-name="P1">Źródło <text:a xlink:type="simple" xlink:href="https://derpibooru.org/1087610?scope=scpef2233e88e238db8a0625e519761acdb7e2e80729" text:style-name="Internet_20_link" text:visited-style-name="Visited_20_Internet_20_Link"><text:span text:style-name="T1">https://derpibooru.org/1087610?scope=scpef2233e88e238db8a0625e519761acdb7e2e80729</text:span></text:a></text:p>
      <text:p text:style-name="P1"/>
      <text:p text:style-name="P1"><text:a xlink:type="simple" xlink:href="https://generallycritical.files.wordpress.com/2015/01/screenshot-2328.png" text:style-name="Internet_20_link" text:visited-style-name="Visited_20_Internet_20_Link"><text:span text:style-name="T1">https://generallycritical.files.wordpress.com/2015/01/screenshot-2328.png</text:span></text:a></text:p>
      <text:p text:style-name="P1">Źródło <text:a xlink:type="simple" xlink:href="https://generallycritical.com/2015/01/12/arbitrary-episode-rankings-winter-2015-week-1-first-impressions/" text:style-name="Internet_20_link" text:visited-style-name="Visited_20_Internet_20_Link"><text:span text:style-name="T1">https://generallycritical.com/2015/01/12/arbitrary-episode-rankings-winter-2015-week-1-first-impressions/</text:span></text:a></text:p>
      <text:p text:style-name="P1"/>
      <text:p text:style-name="P1"><text:soft-page-break/><text:a xlink:type="simple" xlink:href="http://i.imgur.com/YGDdrdm.jpg" text:style-name="Internet_20_link" text:visited-style-name="Visited_20_Internet_20_Link"><text:span text:style-name="T1">http://i.imgur.com/YGDdrdm.jpg</text:span></text:a></text:p>
      <text:p text:style-name="P1">Źródło https://www.reddit.com/r/KanMusu/comments/2x3kc6/kancolle_anime_episode_8_discussion_thread/</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3" meta:paragraph-count="28" meta:word-count="1074" meta:character-count="8171" meta:non-whitespace-character-count="7113"/>
    <meta:generator>LibreOfficeDev/5.1.0.3$Linux_X86_64 LibreOffice_project/</meta:generator>
  </office:meta>
</office:document-meta>
</file>